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e599" draw:textarea-horizontal-align="justify" draw:textarea-vertical-align="middle" draw:auto-grow-height="false" fo:min-height="17.712cm" fo:min-width="17.462cm"/>
    </style:style>
    <style:style style:name="gr2" style:family="graphic" style:parent-style-name="objectwithoutfill">
      <style:graphic-properties svg:stroke-width="1.27cm" svg:stroke-color="#000000" draw:marker-start-width="2.106cm" draw:marker-end-width="2.106cm" svg:stroke-linecap="round" draw:fill="none" draw:textarea-vertical-align="middle" fo:padding-top="0.761cm" fo:padding-bottom="0.761cm" fo:padding-left="0.886cm" fo:padding-right="0.886cm"/>
    </style:style>
    <style:style style:name="gr3" style:family="graphic" style:parent-style-name="standard">
      <style:graphic-properties svg:stroke-width="1.27cm" svg:stroke-color="#000000" draw:marker-start-width="2.105cm" draw:marker-end-width="2.105cm" svg:stroke-linecap="round" draw:textarea-vertical-align="middle" fo:padding-top="0.76cm" fo:padding-bottom="0.76cm" fo:padding-left="0.885cm" fo:padding-right="0.885cm"/>
    </style:style>
    <style:style style:name="P1" style:family="paragraph">
      <loext:graphic-properties draw:fill-color="#ffe5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25.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31cm" svg:y1="12.7cm" svg:x2="11.241cm" svg:y2="12.7cm">
            <text:p/>
          </draw:line>
          <draw:g>
            <draw:g>
              <draw:circle draw:style-name="gr3" draw:text-style-name="P3" draw:layer="layout" svg:width="10.16cm" svg:height="10.16cm" svg:x="6.381cm" svg:y="2.54cm" draw:kind="arc" draw:start-angle="270" draw:end-angle="0">
                <text:p/>
              </draw:circle>
              <draw:g>
                <draw:line draw:style-name="gr2" draw:text-style-name="P2" draw:layer="layout" svg:x1="14.499cm" svg:y1="8.724cm" svg:x2="16.699cm" svg:y2="7.454cm">
                  <text:p/>
                </draw:line>
                <draw:line draw:style-name="gr2" draw:text-style-name="P2" draw:layer="layout" svg:x1="17.969cm" svg:y1="9.654cm" svg:x2="16.699cm" svg:y2="7.454cm">
                  <text:p/>
                </draw:line>
              </draw:g>
            </draw:g>
            <draw:g>
              <draw:circle draw:style-name="gr3" draw:text-style-name="P3" draw:layer="layout" svg:width="10.16cm" svg:height="10.16cm" draw:transform="rotate (-3.14159265358979) translate (16.383cm 22.86cm)" draw:kind="arc" draw:start-angle="180" draw:end-angle="270">
                <text:p/>
              </draw:circle>
              <draw:g>
                <draw:line draw:style-name="gr2" draw:text-style-name="P2" draw:layer="layout" svg:x1="14.341cm" svg:y1="16.676cm" svg:x2="16.541cm" svg:y2="17.946cm">
                  <text:p/>
                </draw:line>
                <draw:line draw:style-name="gr2" draw:text-style-name="P2" draw:layer="layout" svg:x1="17.811cm" svg:y1="15.746cm" svg:x2="16.541cm" svg:y2="17.946cm">
                  <text:p/>
                </draw:lin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09:37:56.077829344</meta:creation-date>
    <dc:date>2019-06-16T10:39:48.497602658</dc:date>
    <meta:editing-duration>PT14M45S</meta:editing-duration>
    <meta:editing-cycles>7</meta:editing-cycles>
    <meta:generator>LibreOffice/6.0.7.3$Linux_X86_64 LibreOffice_project/00m0$Build-3</meta:generator>
    <meta:document-statistic meta:object-count="14"/>
  </office:meta>
</office:document-meta>
</file>